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tyle="normal" officeooo:rsid="000f0e0f" officeooo:paragraph-rsid="000fe58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f0e0f" officeooo:paragraph-rsid="000fe582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2cb4c9" officeooo:paragraph-rsid="002cb4c9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437adf" officeooo:paragraph-rsid="00437adf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43a7d9" officeooo:paragraph-rsid="0043a7d9" style:font-style-asian="normal" style:font-style-complex="normal"/>
    </style:style>
    <style:style style:name="P13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14" style:family="paragraph" style:parent-style-name="Standard" style:list-style-name="L4">
      <style:text-properties fo:font-style="normal" fo:font-weight="bold" officeooo:rsid="002f1e0c" officeooo:paragraph-rsid="002f1e0c" style:font-style-asian="normal" style:font-weight-asian="bold" style:font-style-complex="normal" style:font-weight-complex="bold"/>
    </style:style>
    <style:style style:name="P15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2db6d0" officeooo:paragraph-rsid="002f1e0c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30e9d8" officeooo:paragraph-rsid="0030e9d8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347faa" officeooo:paragraph-rsid="00347faa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text-properties fo:font-style="normal" fo:font-weight="normal" officeooo:rsid="00399110" officeooo:paragraph-rsid="00399110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officeooo:paragraph-rsid="000fe582"/>
    </style:style>
    <style:style style:name="P25" style:family="paragraph" style:parent-style-name="Standard" style:list-style-name="L3">
      <style:text-properties officeooo:rsid="00145548" officeooo:paragraph-rsid="00145548"/>
    </style:style>
    <style:style style:name="P26" style:family="paragraph" style:parent-style-name="Standard" style:list-style-name="L4">
      <style:text-properties officeooo:rsid="00145548" officeooo:paragraph-rsid="00145548"/>
    </style:style>
    <style:style style:name="P27" style:family="paragraph" style:parent-style-name="Standard" style:list-style-name="L3">
      <style:text-properties officeooo:rsid="00120104" officeooo:paragraph-rsid="00231a11"/>
    </style:style>
    <style:style style:name="P28" style:family="paragraph" style:parent-style-name="Standard" style:list-style-name="L4">
      <style:text-properties officeooo:rsid="00120104" officeooo:paragraph-rsid="002f1e0c"/>
    </style:style>
    <style:style style:name="P29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30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34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35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36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37" style:family="paragraph" style:parent-style-name="Standard" style:list-style-name="L4">
      <style:text-properties officeooo:rsid="0018a1d2" officeooo:paragraph-rsid="0018a1d2"/>
    </style:style>
    <style:style style:name="P38" style:family="paragraph" style:parent-style-name="Standard" style:list-style-name="L4">
      <style:text-properties officeooo:rsid="00284da6" officeooo:paragraph-rsid="00284da6"/>
    </style:style>
    <style:style style:name="P39" style:family="paragraph" style:parent-style-name="Standard" style:list-style-name="L4">
      <style:text-properties officeooo:rsid="00420907" officeooo:paragraph-rsid="0042090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officeooo:rsid="0044b997" style:font-style-asian="italic" style:font-weight-asian="bold" style:font-style-complex="italic" style:font-weight-complex="bold"/>
    </style:style>
    <style:style style:name="T5" style:family="text">
      <style:text-properties fo:font-style="normal" officeooo:rsid="000fe58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7" style:family="text">
      <style:text-properties officeooo:rsid="00145548"/>
    </style:style>
    <style:style style:name="T1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26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27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28" style:family="text">
      <style:text-properties officeooo:rsid="0032de8b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PS Assessment Challenge – <text:span text:style-name="T1">bookfinder app</text:span></text:p>
      <text:p text:style-name="P1"/>
      <text:p text:style-name="P4">I. Thoughts &amp; TODOs</text:p>
      <text:list xml:id="list725979659" text:style-name="L1">
        <text:list-item>
          <text:p text:style-name="P7">Get feedback by Friends &amp; Family on the prototype</text:p>
        </text:list-item>
      </text:list>
      <text:list xml:id="list3505697918" text:style-name="L2">
        <text:list-item>
          <text:list>
            <text:list-item>
              <text:p text:style-name="P8">see something odd? Unintuitive handling? Bugs? Data persistent? <text:span text:style-name="T17">Thoughts? How does it feel?</text:span></text:p>
            </text:list-item>
          </text:list>
        </text:list-item>
        <text:list-item>
          <text:p text:style-name="P9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10">deployment plan before development to prohibit technical infeasibilities</text:p>
        </text:list-item>
        <text:list-item>
          <text:p text:style-name="P11">improve and re-format code ordering, style and layout based on flutter guidelines</text:p>
        </text:list-item>
        <text:list-item>
          <text:p text:style-name="P12">conduct an examplary interview about the process I came up with this app, what <text:span text:style-name="T4">every </text:span>individual code lines mean and why used this and this widget ← <text:span text:style-name="T29">they will ask that remember fortiss!</text:span></text:p>
        </text:list-item>
      </text:list>
      <text:p text:style-name="P1"/>
      <text:p text:style-name="P4">II. Challenge Details</text:p>
      <text:list xml:id="list2959801145" text:style-name="L3">
        <text:list-item>
          <text:p text:style-name="P24"><text:span text:style-name="T5">no deadline for the challenge, </text:span><text:span text:style-name="T7">but FIFO-principe </text:span><text:span text:style-name="T10">for interviews → 72h all I have due to exam phase, explain in the interview the rapidness of prototyping due to time constraints and sell it as a feature/benefit</text:span></text:p>
          <text:list>
            <text:list-item>
              <text:p text:style-name="P25"><text:span text:style-name="T10">a</text:span><text:span text:style-name="T9">lso include a sentence like: “okay I would like to walk you through my thought process, </text:span></text:p>
            </text:list-item>
          </text:list>
        </text:list-item>
        <text:list-item>
          <text:p text:style-name="P13">Mission 1: Development</text:p>
          <text:list>
            <text:list-item>
              <text:p text:style-name="P27"><text:span text:style-name="T10">A</text:span><text:span text:style-name="T9">n application where users can </text:span><text:span text:style-name="T6">search for books</text:span><text:span text:style-name="T9"> by entering a query. ← flutter gives me all but should I focus on web or mobile application, how to make both look goood? </text:span></text:p>
            </text:list-item>
            <text:list-item>
              <text:p text:style-name="P25"><text:span text:style-name="T9">At least </text:span><text:span text:style-name="T6">two pages</text:span><text:span text:style-name="T9">: </text:span></text:p>
              <text:list>
                <text:list-item>
                  <text:p text:style-name="P16">add new books (title of the book, author, published date) ← first these and if there is time add new features like genre, picture selection, …</text:p>
                </text:list-item>
                <text:list-item>
                  <text:p text:style-name="P18">list of all books, here the search bar should be</text:p>
                </text:list-item>
              </text:list>
            </text:list-item>
            <text:list-item>
              <text:p text:style-name="P29"><text:span text:style-name="T9">frontend only solution</text:span><text:span text:style-name="T18"> → write </text:span><text:span text:style-name="T20">backend </text:span><text:span text:style-name="T18">that handles the storing </text:span><text:span text:style-name="T19">of the books</text:span></text:p>
            </text:list-item>
            <text:list-item>
              <text:p text:style-name="P30">no requirements whatsoever regarding framework, packages, etc.</text:p>
            </text:list-item>
            <text:list-item>
              <text:p text:style-name="P31">use a github repo and commit regulary ← history of development process should be clear, entangle with working schedule</text:p>
            </text:list-item>
          </text:list>
        </text:list-item>
        <text:list-item>
          <text:p text:style-name="P33"><text:span text:style-name="T25">M</text:span><text:span text:style-name="T24">ission 2: Publish &amp; Deploy</text:span></text:p>
          <text:list>
            <text:list-item>
              <text:p text:style-name="P34"><text:span text:style-name="T25">d</text:span><text:span text:style-name="T24">eploy the app</text:span><text:span text:style-name="T21"> to the cloud (aws, google cloud, heroku, …) ← that will be a trickier one, CI/CD pipeline setup?, mobile or web app, get a clear understanding </text:span><text:span text:style-name="T24">before </text:span><text:span text:style-name="T21">the development process </text:span><text:span text:style-name="T22">← firebase hosting? Mobile solution though, hm…, </text:span><text:span text:style-name="T23">develop with web in mind?</text:span></text:p>
            </text:list-item>
          </text:list>
        </text:list-item>
        <text:list-item>
          <text:p text:style-name="P35"><text:span text:style-name="T26">M</text:span><text:span text:style-name="T24">ission 3: Submission</text:span></text:p>
          <text:list>
            <text:list-item>
              <text:p text:style-name="P32">submit via http post (use postmen?)</text:p>
            </text:list-item>
            <text:list-item>
              <text:p text:style-name="P32">should include github repo, email, and deployed url, as well as notes</text:p>
            </text:list-item>
            <text:list-item>
              <text:p text:style-name="P32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36"><text:span text:style-name="T24">Status 200 should be returned by the server </text:span><text:span text:style-name="T27">and interview email will be coming up afterwards</text:span></text:p>
            </text:list-item>
          </text:list>
        </text:list-item>
      </text:list>
      <text:p text:style-name="P3"/>
      <text:p text:style-name="P5">III. Feature &amp; Requirements list</text:p>
      <text:list xml:id="list1320804199" text:style-name="L4">
        <text:list-item>
          <text:p text:style-name="P14">MANDATORY:</text:p>
          <text:list>
            <text:list-item>
              <text:p text:style-name="P28"><text:span text:style-name="T11">a</text:span><text:span text:style-name="T9">pplication </text:span><text:span text:style-name="T14">that is</text:span><text:span text:style-name="T3"> deployed</text:span><text:span text:style-name="T14"> to a cloud hence URL reachable</text:span><text:span text:style-name="T2"> </text:span><text:span text:style-name="T9">→ web, ios, android </text:span><text:span text:style-name="T15">distinction?</text:span></text:p>
            </text:list-item>
            <text:list-item>
              <text:p text:style-name="P39"><text:span text:style-name="T15">B</text:span><text:span text:style-name="T9">ooks have: </text:span><text:span text:style-name="T11">(title of the book, author, published date) </text:span><text:span text:style-name="T9">+ genre, picture, description, ...</text:span></text:p>
            </text:list-item>
            <text:list-item>
              <text:p text:style-name="P17"><text:soft-page-break/>users can search for books by entering a query → search bar <text:span text:style-name="T28">with search feature for author names, book titles (and dates?)</text:span></text:p>
            </text:list-item>
            <text:list-item>
              <text:p text:style-name="P26"><text:span text:style-name="T12">view/page to </text:span><text:span text:style-name="T9">add new books to the marketplace/collection/library</text:span></text:p>
            </text:list-item>
            <text:list-item>
              <text:p text:style-name="P37"><text:span text:style-name="T9">view/page to list,</text:span><text:span text:style-name="T6"> </text:span><text:span text:style-name="T8">query (search bar)</text:span><text:span text:style-name="T6"> </text:span><text:span text:style-name="T9">and see all stored books (empty at start or pre-fill? Definetly include the behavior an empty app!</text:span><text:span text:style-name="T13">) </text:span></text:p>
            </text:list-item>
            <text:list-item>
              <text:p text:style-name="P38"><text:span text:style-name="T13">b</text:span><text:span text:style-name="T9">ackend </text:span><text:span text:style-name="T16">for storing books</text:span></text:p>
            </text:list-item>
          </text:list>
        </text:list-item>
        <text:list-item>
          <text:p text:style-name="P14">NICE TO HAVE:</text:p>
          <text:list>
            <text:list-item>
              <text:p text:style-name="P19">CI/CD for deployment</text:p>
            </text:list-item>
            <text:list-item>
              <text:p text:style-name="P20">Filter/Sorting for the list view, maybe possible to search for publish dates, author and name?</text:p>
            </text:list-item>
            <text:list-item>
              <text:p text:style-name="P21">Delete books via this left swipe!</text:p>
            </text:list-item>
            <text:list-item>
              <text:p text:style-name="P15">Genre dedicates the picture (easiest way to get visuals in this case)</text:p>
              <text:list>
                <text:list-item>
                  <text:p text:style-name="P22">filter by genre feature?</text:p>
                </text:list-item>
              </text:list>
            </text:list-item>
            <text:list-item>
              <text:p text:style-name="P23">Some kind of starting screen, to make the web look better? Like with a search and then explore option where the actual list is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0T22:05:17.761595545</dc:date>
    <meta:editing-duration>PT6H55M15S</meta:editing-duration>
    <meta:editing-cycles>42</meta:editing-cycles>
    <meta:document-statistic meta:table-count="0" meta:image-count="0" meta:object-count="0" meta:page-count="2" meta:paragraph-count="41" meta:word-count="603" meta:character-count="3410" meta:non-whitespace-character-count="2879"/>
  </office:meta>
</office:document-meta>
</file>